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213167646805093292"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text:span><text:span text:style-name="T24">Я </text:span><text:span text:style-name="T24">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text:span><text:span text:style-name="T1">в лицо</text:span><text:span text:style-name="T1">,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text:span><text:soft-page-break/><text:span text:style-name="T28">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oft-page-break/><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oft-page-break/><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oft-page-break/><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text:soft-page-break/>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text:soft-page-break/>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text:soft-page-break/>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text:soft-page-break/>–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text:soft-page-break/>–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text:soft-page-break/>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text:soft-page-break/>–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text:soft-page-break/>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text:soft-page-break/>–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text:soft-page-break/>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text:soft-page-break/>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oft-page-break/><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text:soft-page-break/>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text:soft-page-break/>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text:soft-page-break/></text:p>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text:soft-page-break/>–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text:soft-page-break/>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text:soft-page-break/>–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text:soft-page-break/></text:p>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text:soft-page-break/>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soft-page-break/>…</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text:soft-page-break/>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text:soft-page-break/>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08T23:16:41.71</dc:date>
    <meta:editing-duration>P148DT1H52M37S</meta:editing-duration>
    <meta:editing-cycles>938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8" meta:paragraph-count="4745" meta:word-count="105595" meta:character-count="671510"/>
  </office:meta>
</office:document-meta>
</file>